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.63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9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9" style:family="paragraph">
      <style:paragraph-properties fo:margin-left="0cm" fo:margin-right="0cm" fo:margin-top="0.2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0" style:family="paragraph">
      <style:paragraph-properties fo:margin-left="0cm" fo:margin-right="0cm" fo:margin-top="0.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84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9c009c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Compiladores paralelizadores</text:span></text:p>
            <text:p text:style-name="P3"><text:span text:style-name="T1">Eduardo Furlan Miranda</text:span></text:p>
          </draw:text-box>
        </draw:frame>
        <draw:frame draw:style-name="gr1" draw:text-style-name="P5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5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5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5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Abordagens para Explorar o Paralelism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aralelismo Implícito</text:p>
                <text:list>
                  <text:list-item>
                    <text:p>Mantém a sintaxe da codificação sequencial</text:p>
                  </text:list-item>
                  <text:list-item>
                    <text:p>O compilador traduz o código sequencial para sua forma paralela automaticamente</text:p>
                  </text:list-item>
                  <text:list-item>
                    <text:p>Oculta a complexidade do paralelismo ao programador</text:p>
                  </text:list-item>
                  <text:list-item>
                    <text:p>Compiladores mais complexos</text:p>
                  </text:list-item>
                  <text:list-item>
                    <text:p>Limitações na detecção automática de paralelismo</text:p>
                  </text:list-item>
                </text:list>
              </text:list-item>
              <text:list-item>
                <text:p>Paralelismo Explícito :</text:p>
                <text:list>
                  <text:list-item>
                    <text:p>Linguagens ampliadas com construtores específicos para paralelismo, ex.: OpenMP, MPI</text:p>
                  </text:list-item>
                  <text:list-item>
                    <text:p>Ou criação de novas linguagens, ex.: HPF, Linda</text:p>
                  </text:list-item>
                  <text:list-item>
                    <text:p>O programador especifica o que pode/deve ser executado em paralelo</text:p>
                  </text:list-item>
                  <text:list-item>
                    <text:p>Maior controle sobre o desempenho</text:p>
                  </text:list-item>
                  <text:list-item>
                    <text:p>Exige conhecimento profundo do algoritmo e da arquitetu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user-transformed="true">
          <draw:text-box>
            <text:p>Compiladores vs. Paralelização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 text:style-name="P8"><text:span text:style-name="T3">Linguagens para Programação Paralela</text:span></text:p>
                <text:list>
                  <text:list-item>
                    <text:p text:style-name="P9"><text:span text:style-name="T4">Declarativas (Lógicas e Funcionais):</text:span></text:p>
                    <text:list>
                      <text:list-item>
                        <text:p text:style-name="P10"><text:span text:style-name="T5">Paralelismo de granulação fina</text:span></text:p>
                      </text:list-item>
                      <text:list-item>
                        <text:p text:style-name="P10"><text:span text:style-name="T5">Explorado naturalmente por compiladores específicos</text:span></text:p>
                      </text:list-item>
                      <text:list-item>
                        <text:p text:style-name="P10"><text:span text:style-name="T5">Exemplos: Sisal, Val, Haskell</text:span></text:p>
                      </text:list-item>
                    </text:list>
                  </text:list-item>
                  <text:list-item>
                    <text:p text:style-name="P9"><text:span text:style-name="T4">Imperativas:</text:span></text:p>
                    <text:list>
                      <text:list-item>
                        <text:p text:style-name="P10"><text:span text:style-name="T5">Compiladores Paralelizadores:</text:span></text:p>
                        <text:list>
                          <text:list-item>
                            <text:p text:style-name="P10"><text:span text:style-name="T6">Geram versões paralelas de programas sequenciais</text:span></text:p>
                          </text:list-item>
                          <text:list-item>
                            <text:p text:style-name="P10"><text:span text:style-name="T6">Exigem pouco conhecimento extra do usuário</text:span></text:p>
                          </text:list-item>
                          <text:list-item>
                            <text:p text:style-name="P10"><text:span text:style-name="T6">Desempenho modesto, mas útil para certas aplicações</text:span></text:p>
                          </text:list-item>
                          <text:list-item>
                            <text:p text:style-name="P10"><text:span text:style-name="T6">Exemplos: Oxygen, OSCAR, PARADIGM, SUIF, Parafrase2, Cray</text:span></text:p>
                          </text:list-item>
                        </text:list>
                      </text:list-item>
                      <text:list-item>
                        <text:p text:style-name="P10"><text:span text:style-name="T5">Extensões Paralelas (Bibliotecas):</text:span></text:p>
                        <text:list>
                          <text:list-item>
                            <text:p text:style-name="P10"><text:span text:style-name="T6">Usam primitivas da linguagem hospedeira</text:span></text:p>
                          </text:list-item>
                          <text:list-item>
                            <text:p text:style-name="P10"><text:span text:style-name="T6">Não exigem aprendizado de nova linguagem</text:span></text:p>
                          </text:list-item>
                          <text:list-item>
                            <text:p text:style-name="P10"><text:span text:style-name="T6">Melhor desempenho que compiladores paralelizadores</text:span></text:p>
                          </text:list-item>
                          <text:list-item>
                            <text:p text:style-name="P10"><text:span text:style-name="T6">Exemplos: PVM, MP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user-transformed="true">
          <draw:text-box>
            <text:p>Compiladores Paralelizador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safio Principal</text:p>
                <text:list>
                  <text:list-item>
                    <text:p>Detectar paralelismo implícito em sequências de instruções</text:p>
                  </text:list-item>
                  <text:list-item>
                    <text:p>Requer análise de dependências de dados entre instruções</text:p>
                  </text:list-item>
                </text:list>
              </text:list-item>
              <text:list-item>
                <text:p>Condições para Paralelismo</text:p>
                <text:list>
                  <text:list-item>
                    <text:p>Se não houver dependências de dados, as instruções podem ser executadas simultaneamente</text:p>
                  </text:list-item>
                  <text:list-item>
                    <text:p>Se houver dependências, o compilador realiza otimizações</text:p>
                    <text:list>
                      <text:list-item>
                        <text:p>Rearranjo de índices em loops</text:p>
                      </text:list-item>
                      <text:list-item>
                        <text:p>Remoção de operações desnecessárias dentro de loo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user-transformed="true">
          <draw:text-box>
            <text:p>Compiladores Paralelizadore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Compiladores Paralelizadores</text:p>
                <text:list>
                  <text:list-item>
                    <text:p>Laços de repetição (loops) em códigos sequenciais são o foco principal</text:p>
                  </text:list-item>
                </text:list>
              </text:list-item>
              <text:list-item>
                <text:p>Tarefas do Compilador Paralelizador</text:p>
                <text:list>
                  <text:list-item>
                    <text:p>Identificar regiões com potencial de paralelismo</text:p>
                  </text:list-item>
                  <text:list-item>
                    <text:p>Mapear o paralelismo na arquitetura da máquina alvo</text:p>
                  </text:list-item>
                  <text:list-item>
                    <text:p>Gerar e otimizar código parale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Técnicas e Exemplos de Compiladores Paralelizador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rquiteturas e Técnicas</text:p>
                <text:list>
                  <text:list-item>
                    <text:p>Arquiteturas Vetoriais</text:p>
                    <text:list>
                      <text:list-item>
                        <text:p>Compiladores vetorizadores convertem loops em instruções vetoriais</text:p>
                      </text:list-item>
                      <text:list-item>
                        <text:p>Operações são executadas em pipeline</text:p>
                      </text:list-item>
                      <text:list-item>
                        <text:p>Desempenho aumenta com o número de loops convertidos</text:p>
                      </text:list-item>
                    </text:list>
                  </text:list-item>
                  <text:list-item>
                    <text:p>Arquiteturas Multiprocessadas</text:p>
                    <text:list>
                      <text:list-item>
                        <text:p>Compiladores particionam instruções de loops entre processadores</text:p>
                      </text:list-item>
                      <text:list-item>
                        <text:p>Técnicas de paralelização e vetorização podem ser combinadas</text:p>
                      </text:list-item>
                    </text:list>
                  </text:list-item>
                </text:list>
              </text:list-item>
              <text:list-item>
                <text:p>Exemplos de Compiladores Paralelizadores/Vetorizadores:</text:p>
                <text:list>
                  <text:list-item>
                    <text:p>Oxigen, OSCAR, PARADIGM <text:s text:c="3"/>(Fortran)</text:p>
                  </text:list-item>
                  <text:list-item>
                    <text:p>SUIF (Fortran e C)</text:p>
                  </text:list-item>
                  <text:list-item>
                    <text:p>Parafrase2 (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user-transformed="true">
          <draw:text-box>
            <text:p>Análise de Dependências de Dad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Identificar dependências de dados para detectar paralelismo implícito e otimizar programas sequenciais</text:p>
                <text:list>
                  <text:list-item>
                    <text:p>Dependência Verdadeira (RAW - Read After Write)</text:p>
                    <text:list>
                      <text:list-item>
                        <text:p>Exemplo: A = B + C → D = A + 2</text:p>
                        <text:list>
                          <text:list-item>
                            <text:p>A instrução 2 depende do valor de A gerado na instrução 1</text:p>
                          </text:list-item>
                        </text:list>
                      </text:list-item>
                    </text:list>
                  </text:list-item>
                  <text:list-item>
                    <text:p>Antidependência (WAR - Write After Read)</text:p>
                    <text:list>
                      <text:list-item>
                        <text:p>Exemplo: A = B + C → B = D / 2</text:p>
                        <text:list>
                          <text:list-item>
                            <text:p>A instrução 1 usa o valor antigo de B antes de ser atualizado na 2</text:p>
                          </text:list-item>
                        </text:list>
                      </text:list-item>
                    </text:list>
                  </text:list-item>
                  <text:list-item>
                    <text:p>Dependência de Saída (WAW - Write After Write)</text:p>
                    <text:list>
                      <text:list-item>
                        <text:p>Exemplo: A = B + C → A = E + F</text:p>
                        <text:list>
                          <text:list-item>
                            <text:p>A ordem de execução afeta o valor final de A</text:p>
                          </text:list-item>
                        </text:list>
                      </text:list-item>
                    </text:list>
                  </text:list-item>
                  <text:list-item>
                    <text:p>Dependência de Controle:</text:p>
                    <text:list>
                      <text:list-item>
                        <text:p>Ocorre em desvios condicionais</text:p>
                        <text:list>
                          <text:list-item>
                            <text:p>Exemplo: if (X &gt;= 0) then A = A + 2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Dependências em Laços de Repeti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pendência RAW entre as instruções 1 e 2 na mesma iteração</text:p>
                <text:list>
                  <text:list-header>
                    <text:p>do I = 2, N </text:p>
                    <text:p><text:s text:c="3"/>A(I) = B(I) + C(I)</text:p>
                    <text:p><text:s text:c="3"/>D(I) = A(I)</text:p>
                    <text:p>end do</text:p>
                  </text:list-header>
                </text:list>
              </text:list-item>
              <text:list-item>
                <text:p>Dependência RAW entre iterações (valor de A da iteração anterior)</text:p>
                <text:list>
                  <text:list-header>
                    <text:p>do I = 2, N</text:p>
                    <text:p><text:s text:c="3"/>A(I) = B(I) + C(I)</text:p>
                    <text:p><text:s text:c="3"/>D(I) = A(I-1)</text:p>
                    <text:p>end do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pendência WAR (antidependência) entre iterações</text:p>
                <text:list>
                  <text:list-header>
                    <text:p>do I = 2, N</text:p>
                    <text:p><text:s text:c="3"/>A(I) = B(I) + C(I)</text:p>
                    <text:p><text:s text:c="3"/>D(I) = A(I+1)</text:p>
                    <text:p>end do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user-transformed="true">
          <draw:text-box>
            <text:p>Vetorização de Instruçõ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rquiteturas Vetoriais</text:p>
                <text:list>
                  <text:list-item>
                    <text:p>Operações executadas em pipeline</text:p>
                  </text:list-item>
                  <text:list-item>
                    <text:p>Compiladores vetorizadores convertem loops em instruções vetoriais</text:p>
                  </text:list-item>
                </text:list>
              </text:list-item>
              <text:list-item>
                <text:p>Código original</text:p>
                <text:list>
                  <text:list-header>
                    <text:p>do I = 1, N</text:p>
                    <text:p><text:s text:c="3"/>A(I) = B(I+2) + C(I+1)</text:p>
                    <text:p>end do</text:p>
                  </text:list-header>
                </text:list>
              </text:list-item>
              <text:list-item>
                <text:p>Código vetorizado</text:p>
                <text:list>
                  <text:list-item>
                    <text:p>A(1:N) = B(3:N+2) + C(2:N+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pendências de dados exigem reordenação de instruções</text:p>
                <text:list>
                  <text:list-header>
                    <text:p>do I = 1, N</text:p>
                    <text:p><text:s text:c="3"/>A(I) = B(I)</text:p>
                    <text:p><text:s text:c="3"/>C(I) = A(I) + B(I)</text:p>
                    <text:p><text:s text:c="3"/>E(I) = C(I+1)</text:p>
                    <text:p>end do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Paralelização de Instruçõ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istribuir iterações de loops entre processadores em arquiteturas multiprocessadas</text:p>
                <text:list>
                  <text:list-item>
                    <text:p>Iterações Independentes. Paralelização possível no laço externo (I)</text:p>
                    <text:list>
                      <text:list-header>
                        <text:p>do I = 1, N</text:p>
                        <text:p><text:s text:c="3"/>do J = 2, N</text:p>
                        <text:p><text:s text:c="6"/>A(I,J) = B(I,J) + C(I,J)</text:p>
                        <text:p><text:s text:c="6"/>C(I,J) = D(I,J) / 2</text:p>
                        <text:p><text:s text:c="6"/>E(I,J) = A(I,J-1)**2 + E(I,J-1)</text:p>
                        <text:p><text:s text:c="3"/>end do</text:p>
                        <text:p>end do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Iterações Dependentes. Sincronização necessária devido à dependência entre iterações</text:p>
                    <text:list>
                      <text:list-header>
                        <text:p>do I = 2, N</text:p>
                        <text:p><text:s text:c="3"/>A(I) = B(I) + C(I)</text:p>
                        <text:p><text:s text:c="3"/>C(I) = D(I) * 2</text:p>
                        <text:p><text:s text:c="3"/>E(I) = C(I) + A(I-1)</text:p>
                        <text:p>end do</text:p>
                      </text:list-header>
                    </text:list>
                  </text:list-item>
                </text:list>
              </text:list-item>
              <text:list-item>
                <text:p>Escalonamento em Blocos Contínuos</text:p>
                <text:list>
                  <text:list-item>
                    <text:p>as iterações do loop são divididas em blocos contínuos, onde cada processador recebe um conjunto sequencial de iterações</text:p>
                  </text:list-item>
                </text:list>
              </text:list-item>
              <text:list-item>
                <text:p>Auto-Escalonamento (Self-Scheduling)</text:p>
                <text:list>
                  <text:list-item>
                    <text:p>as iterações são atribuídas dinamicamente aos processadores conforme eles ficam disponíve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Linguagem Linda: Programação Paralela Baseada em Espaço de Tupla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Modelo de programação paralela baseado em espaço de tuplas (tuple space)</text:p>
              </text:list-item>
              <text:list-item>
                <text:p>Permite comunicação e sincronização entre processos de forma assíncrona</text:p>
              </text:list-item>
              <text:list-item>
                <text:p>Não depende de uma linguagem específica; pode ser integrada a várias linguagens (ex.: C, Fortran)</text:p>
              </text:list-item>
              <text:list-item>
                <text:p>Insere/remove/lê uma tupla do espaço compartilhado</text:p>
              </text:list-item>
              <text:list-item>
                <text:p>Foco em comunicação indireta e coordenação implícita</text:p>
              </text:list-item>
              <text:list-item>
                <text:p>Ideal para sistemas distribuídos e ambientes heterogêne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Linguagem Java: Paralelismo Explícito com Threads e Concorrênc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Java oferece suporte nativo para programação paralela através de threads e bibliotecas de concorrência</text:p>
              </text:list-item>
              <text:list-item>
                <text:p>A linguagem é amplamente usada em sistemas distribuídos e multicore</text:p>
              </text:list-item>
              <text:list-item>
                <text:p>Possui recursos para threads, concorrência, e memória compartilhada</text:p>
              </text:list-item>
              <text:list-item>
                <text:p>Facilidade de uso com APIs bem documentadas</text:p>
              </text:list-item>
              <text:list-item>
                <text:p>Grande ecossistema e suporte para frameworks paralelos (ex.: Hadoop, Spark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5" draw:layer="layout" svg:width="24.5cm" svg:height="2.635cm" svg:x="1cm" svg:y="0.182cm" presentation:class="title" presentation:user-transformed="true">
          <draw:text-box>
            <text:p>Linguagem HPF (High-Performance Fortran)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Extensão da linguagem Fortran para programação paralela em sistemas de memória distribuída</text:p>
              </text:list-item>
              <text:list-item>
                <text:p>Principais Características</text:p>
                <text:list>
                  <text:list-item>
                    <text:p>Diretivas de Paralelismo</text:p>
                    <text:list>
                      <text:list-item>
                        <text:p>Anotações no código (ex.: DISTRIBUTE, ALIGN) guiam o compilador na distribuição de dados e tarefas</text:p>
                      </text:list-item>
                    </text:list>
                  </text:list-item>
                  <text:list-item>
                    <text:p>Modelo de Dados Distribuídos</text:p>
                    <text:list>
                      <text:list-item>
                        <text:p>Arrays são divididos entre processadores para processamento paralelo</text:p>
                      </text:list-item>
                    </text:list>
                  </text:list-item>
                  <text:list-item>
                    <text:p>Foco em Granularidade Grossa</text:p>
                    <text:list>
                      <text:list-item>
                        <text:p>Adequado para problemas que envolvem grandes conjuntos de dado</text:p>
                      </text:list-item>
                    </text:list>
                  </text:list-item>
                  <text:list-item>
                    <text:p>Mantém a sintaxe familiar do Fortran</text:p>
                  </text:list-item>
                  <text:list-item>
                    <text:p>Alta performance em sistemas de memória distribuí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16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5T09:15:39.773365402</dc:date>
    <meta:editing-duration>P2DT5H3M6S</meta:editing-duration>
    <meta:editing-cycles>300</meta:editing-cycles>
    <meta:generator>LibreOffice/25.2.3.2$Linux_X86_64 LibreOffice_project/520$Build-2</meta:generator>
    <meta:document-statistic meta:object-count="8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